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ddf" officeooo:paragraph-rsid="0006fddf"/>
    </style:style>
    <style:style style:name="P2" style:family="paragraph" style:parent-style-name="Standard">
      <style:text-properties officeooo:rsid="0008a43d" officeooo:paragraph-rsid="0008a43d"/>
    </style:style>
    <style:style style:name="P3" style:family="paragraph" style:parent-style-name="Standard">
      <style:text-properties officeooo:rsid="000a7c35" officeooo:paragraph-rsid="000a7c35"/>
    </style:style>
    <style:style style:name="P4" style:family="paragraph" style:parent-style-name="Standard">
      <style:text-properties officeooo:rsid="000b715d" officeooo:paragraph-rsid="000b715d"/>
    </style:style>
    <style:style style:name="P5" style:family="paragraph" style:parent-style-name="Standard">
      <style:text-properties officeooo:rsid="000c5de6" officeooo:paragraph-rsid="000c5de6"/>
    </style:style>
    <style:style style:name="P6" style:family="paragraph" style:parent-style-name="Standard">
      <style:text-properties officeooo:rsid="000cf875" officeooo:paragraph-rsid="000cf875"/>
    </style:style>
    <style:style style:name="T1" style:family="text">
      <style:text-properties officeooo:rsid="0008a43d"/>
    </style:style>
    <style:style style:name="T2" style:family="text">
      <style:text-properties officeooo:rsid="000a7c35"/>
    </style:style>
    <style:style style:name="T3" style:family="text">
      <style:text-properties officeooo:rsid="000b715d"/>
    </style:style>
    <style:style style:name="T4" style:family="text">
      <style:text-properties officeooo:rsid="000c5d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79"/>Exercises </text:p>
      <text:p text:style-name="P1">1.1 What is the function of the secondary memory in a computer?</text:p>
      <text:p text:style-name="P1">R: Store informations for the long term – even beyond a power cycle</text:p>
      <text:p text:style-name="P1">1.2 What is a program?</text:p>
      <text:p text:style-name="P1">R: its a script of series of instructions that we pass to our computer saying what we would like that he do</text:p>
      <text:p text:style-name="P1">1.3 What is the difference between a compiler and an interpreter?</text:p>
      <text:p text:style-name="P1">R: A compiler <text:s/><text:span text:style-name="T1">needs to be handed the inrire program in a file and then it runs a process to translate the high-level source code into machine language .</text:span></text:p>
      <text:p text:style-name="P1"><text:s text:c="4"/><text:span text:style-name="T1">A interpreter reads the source code of the program as written by the programmer, parses the source code, and interprets the instructions on the fly.</text:span></text:p>
      <text:p text:style-name="P2">1.4 Which of the following contains “Machine code”?</text:p>
      <text:p text:style-name="P2"><text:s/>R:Python source file</text:p>
      <text:p text:style-name="P2">1.5 what is wrong with the following code:</text:p>
      <text:p text:style-name="P2">&gt;&gt;&gt; primt 'Hello world!'</text:p>
      <text:p text:style-name="P2">File "&lt;stdin&gt;", line 1</text:p>
      <text:p text:style-name="P2">primt 'Hello world!'</text:p>
      <text:p text:style-name="P2">ˆ</text:p>
      <text:p text:style-name="P2">SyntaxError: invalid syntax</text:p>
      <text:p text:style-name="P2">&gt;&gt;&gt;</text:p>
      <text:p text:style-name="P2">R: the command was write wrong, they put m instead n when try to write the reserved word print</text:p>
      <text:p text:style-name="P2">1.6 Where in the computer is a variable <text:span text:style-name="T2">such as</text:span>‘X’ <text:s/><text:span text:style-name="T2">stored after the following python lines finishes?</text:span></text:p>
      <text:p text:style-name="P3">X = 123</text:p>
      <text:p text:style-name="P3">R: Main Memory</text:p>
      <text:p text:style-name="P3">1.7 what will the following program print out:</text:p>
      <text:p text:style-name="P3">x = 43</text:p>
      <text:p text:style-name="P3">x = x + 1</text:p>
      <text:p text:style-name="P3">print x</text:p>
      <text:p text:style-name="P3">R: 43</text:p>
      <text:p text:style-name="P3">1.8 Explain each of the following using an example of a human capability: (1)Central processing unit,(2)Main Memory,(3)Secondary Memory,(4)Input Devide, and (5) Output Device. For example. ’What is the human equivalent to a Central processing Unit?’</text:p>
      <text:p text:style-name="P4">R: (1)In the humans the brain is as the Central Processing unit because it control already all actions that we do.</text:p>
      <text:p text:style-name="P4"><text:s text:c="5"/>(2)Ours hormonies are as Main menory, because they control things that are hapening <text:s/>all moment sending sinals and keep <text:s/>the body homeostasy</text:p>
      <text:p text:style-name="P4"><text:s text:c="5"/>(3)our DNA is as second memory because even when we died is possible to get some information about us using our DNA code.</text:p>
      <text:p text:style-name="P4"><text:s text:c="4"/>(4) our sensory ends <text:span text:style-name="T4">and </text:span>vision could be as <text:span text:style-name="T4">Input</text:span> Device, because they catch informations that was out side of our body and show to us what is happening.</text:p>
      <text:p text:style-name="P5"><text:s text:c="4"/>(5) <text:span text:style-name="T3">and our voice could be as Output Device and by the voz whe can build songs to comunicate with what is around us.</text:span></text:p>
      <text:p text:style-name="P5">1.9 how do you fix a “Syntax Error”?</text:p>
      <text:p text:style-name="P6">R: that isn’t hard, you looks at the error and see where is the line that it is apointing, and you go in your code and look what is wrong with 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9:37:23.262965750</meta:creation-date>
    <dc:date>2021-07-21T22:59:15.727416429</dc:date>
    <meta:editing-duration>PT2H7M20S</meta:editing-duration>
    <meta:editing-cycles>1</meta:editing-cycles>
    <meta:document-statistic meta:table-count="0" meta:image-count="0" meta:object-count="0" meta:page-count="1" meta:paragraph-count="34" meta:word-count="408" meta:character-count="2312" meta:non-whitespace-character-count="1829"/>
    <meta:generator>LibreOffice/6.1.5.2$Linux_X86_64 LibreOffice_project/10$Build-2</meta:generator>
  </office:meta>
</office:document-meta>
</file>